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2.0043in"/>
    </style:style>
    <style:style style:name="co4" style:family="table-column">
      <style:table-column-properties fo:break-before="auto" style:column-width="1.2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ain</text:p>
          </table:table-cell>
          <table:table-cell office:value-type="float" office:value="2.29" calcext:value-type="float">
            <text:p>2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-4.07" calcext:value-type="float">
            <text:p>-4.0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_I2V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BATT_CURRENT_I2V</text:p>
          </table:table-cell>
          <table:table-cell office:value-type="string" calcext:value-type="string">
            <text:p>BATT_CURRENT_SCALED</text:p>
          </table:table-cell>
          <table:table-cell office:value-type="string" calcext:value-type="string">
            <text:p>LTSPICE RESULT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table:formula="of:=2.5+[.A11]*[.$B$7]*0.00025" office:value-type="float" office:value="3.935" calcext:value-type="float">
            <text:p>3.9350</text:p>
          </table:table-cell>
          <table:table-cell table:style-name="ce1" table:formula="of:=[.B11]*[.$B$4]+[.$B$5]" office:value-type="float" office:value="4.94115" calcext:value-type="float">
            <text:p>4.9412</text:p>
          </table:table-cell>
          <table:table-cell office:value-type="float" office:value="4.938" calcext:value-type="float">
            <text:p>4.938</text:p>
          </table:table-cell>
          <table:table-cell table:formula="of:=[.C11]-[.D11]" office:value-type="float" office:value="0.00315000000000065" calcext:value-type="float">
            <text:p>0.00315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2.5+[.A12]*[.$B$7]*0.00025" office:value-type="float" office:value="3.525" calcext:value-type="float">
            <text:p>3.5250</text:p>
          </table:table-cell>
          <table:table-cell table:style-name="ce1" table:formula="of:=[.B12]*[.$B$4]+[.$B$5]" office:value-type="float" office:value="4.00225" calcext:value-type="float">
            <text:p>4.0023</text:p>
          </table:table-cell>
          <table:table-cell office:value-type="float" office:value="4.002" calcext:value-type="float">
            <text:p>4.002</text:p>
          </table:table-cell>
          <table:table-cell table:formula="of:=[.C12]-[.D12]" office:value-type="float" office:value="0.000250000000000306" calcext:value-type="float">
            <text:p>0.00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formula="of:=2.5+[.A13]*[.$B$7]*0.00025" office:value-type="float" office:value="3.0125" calcext:value-type="float">
            <text:p>3.0125</text:p>
          </table:table-cell>
          <table:table-cell table:style-name="ce1" table:formula="of:=[.B13]*[.$B$4]+[.$B$5]" office:value-type="float" office:value="2.828625" calcext:value-type="float">
            <text:p>2.8286</text:p>
          </table:table-cell>
          <table:table-cell office:value-type="float" office:value="2.832" calcext:value-type="float">
            <text:p>2.832</text:p>
          </table:table-cell>
          <table:table-cell table:formula="of:=[.C13]-[.D13]" office:value-type="float" office:value="-0.00337499999999924" calcext:value-type="float">
            <text:p>-0.0033749999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2.5+[.A14]*[.$B$7]*0.00025" office:value-type="float" office:value="2.6025" calcext:value-type="float">
            <text:p>2.6025</text:p>
          </table:table-cell>
          <table:table-cell table:style-name="ce1" table:formula="of:=[.B14]*[.$B$4]+[.$B$5]" office:value-type="float" office:value="1.889725" calcext:value-type="float">
            <text:p>1.8897</text:p>
          </table:table-cell>
          <table:table-cell office:value-type="float" office:value="1.89" calcext:value-type="float">
            <text:p>1.89</text:p>
          </table:table-cell>
          <table:table-cell table:formula="of:=[.C14]-[.D14]" office:value-type="float" office:value="-0.000274999999999581" calcext:value-type="float">
            <text:p>-0.000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2.5+[.A15]*[.$B$7]*0.00025" office:value-type="float" office:value="2.51025" calcext:value-type="float">
            <text:p>2.5103</text:p>
          </table:table-cell>
          <table:table-cell table:style-name="ce1" table:formula="of:=[.B15]*[.$B$4]+[.$B$5]" office:value-type="float" office:value="1.6784725" calcext:value-type="float">
            <text:p>1.6785</text:p>
          </table:table-cell>
          <table:table-cell office:value-type="float" office:value="1.683" calcext:value-type="float">
            <text:p>1.683</text:p>
          </table:table-cell>
          <table:table-cell table:formula="of:=[.C15]-[.D15]" office:value-type="float" office:value="-0.00452750000000024" calcext:value-type="float">
            <text:p>-0.0045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2.5+[.A16]*[.$B$7]*0.00025" office:value-type="float" office:value="2.5" calcext:value-type="float">
            <text:p>2.5000</text:p>
          </table:table-cell>
          <table:table-cell table:style-name="ce1" table:formula="of:=[.B16]*[.$B$4]+[.$B$5]" office:value-type="float" office:value="1.655" calcext:value-type="float">
            <text:p>1.6550</text:p>
          </table:table-cell>
          <table:table-cell office:value-type="float" office:value="1.66" calcext:value-type="float">
            <text:p>1.66</text:p>
          </table:table-cell>
          <table:table-cell table:formula="of:=[.C16]-[.D16]" office:value-type="float" office:value="-0.00500000000000056" calcext:value-type="float">
            <text:p>-0.00500000000000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" table:formula="of:=2.5+[.A17]*[.$B$7]*0.00025" office:value-type="float" office:value="2.48975" calcext:value-type="float">
            <text:p>2.4898</text:p>
          </table:table-cell>
          <table:table-cell table:style-name="ce1" table:formula="of:=[.B17]*[.$B$4]+[.$B$5]" office:value-type="float" office:value="1.6315275" calcext:value-type="float">
            <text:p>1.6315</text:p>
          </table:table-cell>
          <table:table-cell office:value-type="float" office:value="1.638" calcext:value-type="float">
            <text:p>1.638</text:p>
          </table:table-cell>
          <table:table-cell table:formula="of:=[.C17]-[.D17]" office:value-type="float" office:value="-0.0064725000000001" calcext:value-type="float">
            <text:p>-0.006472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1" table:formula="of:=2.5+[.A18]*[.$B$7]*0.00025" office:value-type="float" office:value="2.3975" calcext:value-type="float">
            <text:p>2.3975</text:p>
          </table:table-cell>
          <table:table-cell table:style-name="ce1" table:formula="of:=[.B18]*[.$B$4]+[.$B$5]" office:value-type="float" office:value="1.420275" calcext:value-type="float">
            <text:p>1.4203</text:p>
          </table:table-cell>
          <table:table-cell office:value-type="float" office:value="1.427" calcext:value-type="float">
            <text:p>1.427</text:p>
          </table:table-cell>
          <table:table-cell table:formula="of:=[.C18]-[.D18]" office:value-type="float" office:value="-0.00672500000000076" calcext:value-type="float">
            <text:p>-0.00672500000000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ce1" table:formula="of:=2.5+[.A19]*[.$B$7]*0.00025" office:value-type="float" office:value="1.9875" calcext:value-type="float">
            <text:p>1.9875</text:p>
          </table:table-cell>
          <table:table-cell table:style-name="ce1" table:formula="of:=[.B19]*[.$B$4]+[.$B$5]" office:value-type="float" office:value="0.481375" calcext:value-type="float">
            <text:p>0.4814</text:p>
          </table:table-cell>
          <table:table-cell office:value-type="float" office:value="0.491" calcext:value-type="float">
            <text:p>0.491</text:p>
          </table:table-cell>
          <table:table-cell table:formula="of:=[.C19]-[.D19]" office:value-type="float" office:value="-0.00962500000000011" calcext:value-type="float">
            <text:p>-0.009625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table:style-name="ce1" table:formula="of:=2.5+[.A20]*[.$B$7]*0.00025" office:value-type="float" office:value="1.7825" calcext:value-type="float">
            <text:p>1.7825</text:p>
          </table:table-cell>
          <table:table-cell table:style-name="ce1" table:formula="of:=[.B20]*[.$B$4]+[.$B$5]" office:value-type="float" office:value="0.0119249999999997" calcext:value-type="float">
            <text:p>0.0119</text:p>
          </table:table-cell>
          <table:table-cell office:value-type="float" office:value="0.023" calcext:value-type="float">
            <text:p>0.023</text:p>
          </table:table-cell>
          <table:table-cell table:formula="of:=[.C20]-[.D20]" office:value-type="float" office:value="-0.0110750000000003" calcext:value-type="float">
            <text:p>-0.011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26T00:11:31.574508395</meta:creation-date>
    <dc:date>2021-03-26T02:25:02.509693580</dc:date>
    <meta:editing-duration>PT1H22M34S</meta:editing-duration>
    <meta:editing-cycles>2</meta:editing-cycles>
    <meta:generator>LibreOffice/7.0.1.2$MacOSX_X86_64 LibreOffice_project/7cbcfc562f6eb6708b5ff7d7397325de9e764452</meta:generator>
    <meta:document-statistic meta:table-count="1" meta:cell-count="61" meta:object-count="0"/>
  </office:meta>
</office:document-meta>
</file>